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officeooo:rsid="00137eaf" officeooo:paragraph-rsid="00137eaf" style:font-size-asian="24.5pt" style:font-size-complex="28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37eaf" officeooo:paragraph-rsid="00137eaf" style:font-size-asian="15pt" style:font-size-complex="15pt"/>
    </style:style>
    <style:style style:name="P3" style:family="paragraph" style:parent-style-name="Standard">
      <style:text-properties fo:font-size="15pt" style:text-underline-style="none" officeooo:rsid="00137eaf" officeooo:paragraph-rsid="00137eaf" style:font-size-asian="15pt" style:font-size-complex="15pt"/>
    </style:style>
    <style:style style:name="P4" style:family="paragraph" style:parent-style-name="Standard">
      <style:text-properties fo:font-size="15pt" style:text-underline-style="none" officeooo:rsid="00137eaf" officeooo:paragraph-rsid="00137eaf" style:font-size-asian="13.1000003814697pt" style:font-size-complex="15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37eaf" officeooo:paragraph-rsid="00137eaf" style:font-size-asian="18pt" style:font-size-complex="18pt"/>
    </style:style>
    <style:style style:name="P6" style:family="paragraph" style:parent-style-name="Standard">
      <style:text-properties fo:font-size="18pt" style:text-underline-style="none" officeooo:rsid="00137eaf" officeooo:paragraph-rsid="00137eaf" style:font-size-asian="15.75pt" style:font-size-complex="18pt"/>
    </style:style>
    <style:style style:name="P7" style:family="paragraph" style:parent-style-name="Standard">
      <style:text-properties fo:font-size="20pt" style:text-underline-style="none" officeooo:rsid="00137eaf" officeooo:paragraph-rsid="00137eaf" style:font-size-asian="17.5pt" style:font-size-complex="20pt"/>
    </style:style>
    <style:style style:name="P8" style:family="paragraph" style:parent-style-name="Standard">
      <style:text-properties fo:font-size="15pt" style:text-underline-style="none" officeooo:rsid="00137eaf" officeooo:paragraph-rsid="0021dbf4" style:font-size-asian="13.1000003814697pt" style:font-size-complex="15pt"/>
    </style:style>
    <style:style style:name="P9" style:family="paragraph" style:parent-style-name="Standard">
      <style:text-properties fo:font-size="18pt" style:text-underline-style="none" officeooo:rsid="00137eaf" officeooo:paragraph-rsid="0021dbf4" style:font-size-asian="18pt" style:font-size-complex="18pt"/>
    </style:style>
    <style:style style:name="P1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8pt" style:text-underline-style="none" officeooo:rsid="00137eaf" officeooo:paragraph-rsid="00137eaf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20pt" style:text-underline-style="none" style:font-size-asian="17.5pt" style:font-size-complex="20pt"/>
    </style:style>
    <style:style style:name="T3" style:family="text">
      <style:text-properties fo:font-size="7pt" style:text-underline-style="none" style:font-size-asian="6.09999990463257pt" style:font-size-complex="7pt"/>
    </style:style>
    <style:style style:name="T4" style:family="text">
      <style:text-properties fo:font-size="15pt" style:text-underline-style="none" style:font-size-asian="13.1000003814697pt" style:font-size-complex="15pt"/>
    </style:style>
    <style:style style:name="T5" style:family="text">
      <style:text-properties fo:font-size="15pt" style:text-underline-style="none" officeooo:rsid="00185ea7" style:font-size-asian="13.1000003814697pt" style:font-size-complex="15pt"/>
    </style:style>
    <style:style style:name="T6" style:family="text">
      <style:text-properties fo:font-size="15pt" style:text-underline-style="none" officeooo:rsid="001a81e9" style:font-size-asian="13.1000003814697pt" style:font-size-complex="15pt"/>
    </style:style>
    <style:style style:name="T7" style:family="text">
      <style:text-properties fo:font-size="15pt" style:text-underline-style="none" officeooo:rsid="0021dbf4" style:font-size-asian="13.1000003814697pt" style:font-size-complex="15pt"/>
    </style:style>
    <style:style style:name="T8" style:family="text">
      <style:text-properties officeooo:rsid="00185ea7"/>
    </style:style>
    <style:style style:name="T9" style:family="text">
      <style:text-properties officeooo:rsid="00208a29"/>
    </style:style>
    <style:style style:name="T10" style:family="text">
      <style:text-properties officeooo:rsid="001ed8f5" style:font-size-asian="15pt"/>
    </style:style>
    <style:style style:name="T11" style:family="text">
      <style:text-properties officeooo:rsid="0021dbf4" style:font-size-asian="15pt"/>
    </style:style>
    <style:style style:name="T12" style:family="text">
      <style:text-properties officeooo:rsid="0021dbf4"/>
    </style:style>
    <style:style style:name="T13" style:family="text">
      <style:text-properties officeooo:rsid="0023da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Snakes</text:span><text:span text:style-name="T1"> <text:s text:c="36"/></text:span><text:span text:style-name="T2">Name: _________</text:span></text:p>
      <text:p text:style-name="P1"><text:span text:style-name="T2"><text:tab/><text:tab/><text:tab/><text:tab/><text:tab/><text:tab/><text:tab/><text:tab/><text:tab/> </text:span><text:span text:style-name="T3"><text:s text:c="7"/></text:span><text:span text:style-name="T2">Date: __________</text:span></text:p>
      <text:p text:style-name="P7"/>
      <text:p text:style-name="P2"><text:span text:style-name="T1">Use the National Geographic book </text:span><text:span text:style-name="T8">Snakes</text:span><text:span text:style-name="T1"> to answer these questions. Be sure to use full sentences!</text:span></text:p>
      <text:p text:style-name="P3"/>
      <text:p text:style-name="P3">1. <text:span text:style-name="T9">What is the heaviest snake?</text:span></text:p>
      <text:p text:style-name="P2"/>
      <text:p text:style-name="P6">_______________________________________________________ _______________________________________________________ _______________________________________________________</text:p>
      <text:p text:style-name="P4"/>
      <text:p text:style-name="P4">2. <text:span text:style-name="T12">Describe the different ways that baby snakes are born.</text:span></text:p>
      <text:p text:style-name="P10"/>
      <text:p text:style-name="P9">_______________________________________________________ _______________________________________________________ </text:p>
      <text:p text:style-name="P4"/>
      <text:p text:style-name="P5"><text:span text:style-name="T4">3. </text:span><text:span text:style-name="T7">How many eggs do most mother snakes lay?</text:span></text:p>
      <text:p text:style-name="P4"/>
      <text:p text:style-name="P6">_______________________________________________________ _______________________________________________________ _______________________________________________________</text:p>
      <text:p text:style-name="P4"/>
      <text:p text:style-name="P8">4. <text:span text:style-name="T10">How can you tell </text:span><text:span text:style-name="T11">if a snake hunts in the day or in the night?</text:span></text:p>
      <text:p text:style-name="P8"><text:span text:style-name="T10"/></text:p>
      <text:p text:style-name="P6">_______________________________________________________ _______________________________________________________ _______________________________________________________</text:p>
      <text:p text:style-name="P6"/>
      <text:p text:style-name="P3">5. <text:span text:style-name="T13">How do snakes poison their prey?<text:tab/></text:span></text:p>
      <text:p text:style-name="P6">_______________________________________________________ _______________________________________________________ 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06:22.803000000</meta:creation-date>
    <meta:print-date>2017-12-13T21:46:08.490000000</meta:print-date>
    <dc:date>2017-12-14T16:32:11.004000000</dc:date>
    <meta:editing-duration>P1DT5H13M58S</meta:editing-duration>
    <meta:editing-cycles>6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3" meta:word-count="83" meta:character-count="1198" meta:non-whitespace-character-count="1073"/>
  </office:meta>
</office:document-meta>
</file>